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Desert</text:p>
      <text:p text:style-name="P9"/>
      <text:p text:style-name="P11">Motocco</text:p>
      <text:p text:style-name="P10"><text:bookmark text:name="docs-internal-guid-3d5dc97c-432f-3251-b68b-b90dc295af40"/><text:span text:style-name="T3">Small swarming melee enemy with low health.</text:span> </text:p>
      <text:p text:style-name="P9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 /3</text:p>
      <text:p text:style-name="P4"><text:s text:c="41"/>Speed: 0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0</text:span></text:p>
      <text:p text:style-name="P4"><text:s text:c="41"/>Damage: 10</text:p>
      <text:p text:style-name="P4"><text:s text:c="41"/>Speed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Cave</text:p>
      <text:p text:style-name="P2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4">Super </text:span><text:span text:style-name="T5">Motocco</text:span></text:p>
      <text:p text:style-name="P3"><text:s text:c="2"/>Enlarged version of the regular mole enemy. This enemy has more health and a ranged attack.</text:p>
      <text:p text:style-name="P1"><text:s/><text:span text:style-name="T2"><text:s text:c="38"/></text:span><text:span text:style-name="T1">Health: 90</text:span></text:p>
      <text:p text:style-name="P4"><text:s text:c="40"/>Damage: 1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5"/>
      <text:p text:style-name="P5"/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 30</text:span></text:p>
      <text:p text:style-name="P4"><text:s text:c="40"/>Damage: 20 /4</text:p>
      <text:p text:style-name="P4"><text:s text:c="40"/>Speed: 34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11">Super Spitter</text:p>
      <text:p text:style-name="P3"><draw:frame draw:style-name="fr1" draw:name="graphics9" text:anchor-type="paragraph" svg:x="0.1008in" svg:y="0.2291in" svg:width="1.572in" svg:height="1.7665in" draw:z-index="8"><draw:image xlink:href="Pictures/20000007000012B6000015B5B62ED8ED.svm" xlink:type="simple" xlink:show="embed" xlink:actuate="onLoad"/></draw:frame><text:span text:style-name="T6">Stationary turrety enemy who </text:span><text:bookmark text:name="docs-internal-guid-3d5dc97c-4330-a027-cf5a-29650f4b7e372"/><text:span text:style-name="T6">heals enemy units.</text:span><text:span text:style-name="T1"><text:line-break/></text:span></text:p>
      <text:p text:style-name="P5"/>
      <text:p text:style-name="P1"><text:s/><text:span text:style-name="T2"><text:s text:c="39"/></text:span><text:span text:style-name="T1">Health: 70</text:span></text:p>
      <text:p text:style-name="P4"><text:s text:c="41"/>Damage: <text:s/>30</text:p>
      <text:p text:style-name="P4"/>
      <text:p text:style-name="P4"><text:s text:c="41"/>Attack: </text:p>
      <text:p text:style-name="P1"><text:span text:style-name="T1"><text:s text:c="43"/></text:span><text:span text:style-name="T2">1.) Spits a slow moving healing goo.</text:span></text:p>
      <text:p text:style-name="P5"/>
      <text:p text:style-name="P5"/>
      <text:p text:style-name="P6"/>
      <text:p text:style-name="P5"/>
      <text:p text:style-name="P12">Basic Commando</text:p>
      <text:p text:style-name="P3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 <text:s/>70</text:span></text:p>
      <text:p text:style-name="P4"><text:s text:c="40"/>Damage: 20 /3</text:p>
      <text:p text:style-name="P4"><text:s text:c="40"/>Speed: 15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><text:s text:c="44"/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9">Ruins</text:p>
      <text:p text:style-name="P5"/>
      <text:p text:style-name="P12">Grenadier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lobs a grenade that stuns</text:span></text:p>
      <text:p text:style-name="P5"/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0M55S</meta:editing-duration>
    <meta:editing-cycles>15</meta:editing-cycles>
    <meta:generator>OpenOffice.org/3.4.1$Win32 OpenOffice.org_project/341m1$Build-9593</meta:generator>
    <dc:date>2014-03-23T11:50:27.74</dc:date>
    <meta:document-statistic meta:table-count="0" meta:image-count="9" meta:object-count="0" meta:page-count="3" meta:paragraph-count="73" meta:word-count="314" meta:character-count="3554"/>
    <meta:user-defined meta:name="Info 1"/>
    <meta:user-defined meta:name="Info 2"/>
    <meta:user-defined meta:name="Info 3"/>
    <meta:user-defined meta:name="Info 4"/>
  </office:meta>
</office:document-meta>
</file>